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.908cm" svg:y="1.991cm">
          <draw:text-box>
            <text:p text:style-name="P2"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3.508cm" svg:y="1.991cm">
          <draw:text-box>
            <text:p text:style-name="P2"><text:span text:style-name="T1">0</text:span></text:p>
          </draw:text-box>
        </draw:frame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56cm" svg:height="1.204cm" svg:x="5.008cm" svg:y="1.991cm">
          <draw:text-box>
            <text:p text:style-name="P2"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6.708cm" svg:y="1.991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8.308cm" svg:y="1.991cm">
          <draw:text-box>
            <text:p text:style-name="P2"><text:span text:style-name="T1">3</text:span></text:p>
          </draw:text-box>
        </draw:frame>
        <draw:custom-shape draw:style-name="gr3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56cm" svg:height="1.204cm" svg:x="9.808cm" svg:y="1.991cm">
          <draw:text-box>
            <text:p text:style-name="P2"><text:span text:style-name="T1">-1</text:span></text:p>
          </draw:text-box>
        </draw:frame>
        <draw:custom-shape draw:style-name="gr3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56cm" svg:height="1.204cm" svg:x="11.408cm" svg:y="1.991cm">
          <draw:text-box>
            <text:p text:style-name="P2"><text:span text:style-name="T1">-2</text:span></text:p>
          </draw:text-box>
        </draw:frame>
        <draw:custom-shape draw:style-name="gr3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3.108cm" svg:y="1.991cm">
          <draw:text-box>
            <text:p text:style-name="P2"><text:span text:style-name="T1">2</text:span></text:p>
          </draw:text-box>
        </draw:frame>
        <draw:custom-shape draw:style-name="gr3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4.708cm" svg:y="1.991cm">
          <draw:text-box>
            <text:p text:style-name="P2"><text:span text:style-name="T1">5</text:span></text:p>
          </draw:text-box>
        </draw:frame>
        <draw:custom-shape draw:style-name="gr3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6.308cm" svg:y="1.991cm">
          <draw:text-box>
            <text:p text:style-name="P2"><text:span text:style-name="T1">0</text:span></text:p>
          </draw:text-box>
        </draw:frame>
        <draw:custom-shape draw:style-name="gr3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7.908cm" svg:y="1.991cm">
          <draw:text-box>
            <text:p text:style-name="P2"><text:span text:style-name="T1">1</text:span></text:p>
          </draw:text-box>
        </draw:frame>
        <draw:custom-shape draw:style-name="gr1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25cm" svg:height="1.204cm" svg:x="19.108cm" svg:y="1.991cm">
          <draw:text-box>
            <text:p text:style-name="P2"><text:span text:style-name="T1">-20</text:span></text:p>
          </draw:text-box>
        </draw:frame>
        <draw:custom-shape draw:style-name="gr1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21.108cm" svg:y="1.991cm">
          <draw:text-box>
            <text:p text:style-name="P2"><text:span text:style-name="T1">8</text:span></text:p>
          </draw:text-box>
        </draw:frame>
        <draw:custom-shape draw:style-name="gr1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56cm" svg:height="1.204cm" svg:x="22.508cm" svg:y="1.991cm">
          <draw:text-box>
            <text:p text:style-name="P2"><text:span text:style-name="T1">-8</text:span></text:p>
          </draw:text-box>
        </draw:frame>
        <draw:custom-shape draw:style-name="gr1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24.308cm" svg:y="1.991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0:02:26.404126110</dc:date>
    <dc:creator>elucterio </dc:creator>
    <meta:editing-duration>PT35M15S</meta:editing-duration>
    <meta:editing-cycles>10</meta:editing-cycles>
    <meta:generator>LibreOffice/4.2.8.2$Linux_X86_64 LibreOffice_project/420m0$Build-2</meta:generator>
    <meta:document-statistic meta:object-count="30"/>
  </office:meta>
</office:document-meta>
</file>